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top" fo:background-color="#FFFFFF"/>
    </style:style>
    <style:style style:name="ce5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7" style:family="table-cell" style:parent-style-name="Default" style:data-style-name="N0">
      <style:table-cell-properties style:vertical-align="top" fo:background-color="#FFFFFF"/>
      <style:text-properties fo:color="#FF0000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00"/>
    </style:style>
    <style:style style:name="ce9" style:family="table-cell" style:parent-style-name="Default" style:data-style-name="N30">
      <style:table-cell-properties fo:border="thin solid #000000" style:vertical-align="top" fo:background-color="#FFFFFF"/>
    </style:style>
    <style:style style:name="ce10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00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</style:style>
    <style:style style:name="ce15" style:family="table-cell" style:parent-style-name="Hiperlink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6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7" style:family="table-cell" style:parent-style-name="Hiperlink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8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#FFFFFF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3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50.2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P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ítulo</text:p>
          </table:table-cell>
          <table:table-cell office:value-type="string" table:style-name="ce11">
            <text:p>Oferta Pública e Leilão de Áreas (SOPLE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Descrição</text:p>
          </table:table-cell>
          <table:table-cell office:value-type="string" table:style-name="ce12">
            <text:p>Conjunto dos dados das áreas que compõem o estoque de áreas para disponibilidade e dos resultados de rodadas de disponibilidade, após a fase de homologação e adjudicação de cada rodada, respeitando o período de sigilo imposto pelo § 1º do Art. 46 do Decreto 9.406 de 12 de junho de 2018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atálogo origem</text:p>
          </table:table-cell>
          <table:table-cell office:value-type="string" table:style-name="ce12">
            <text:p>https://dadosabertos.anm.gov.br/SOPLE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Órgão responsável</text:p>
          </table:table-cell>
          <table:table-cell office:value-type="string" table:style-name="ce5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ategorias no VCGE</text:p>
          </table:table-cell>
          <table:table-cell office:value-type="string" table:style-name="ce13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4" table:style-name="ce27">
            <text:p>Recursos</text:p>
          </table:table-cell>
          <table:table-cell office:value-type="string" table:style-name="ce15">
            <text:p><text:a xlink:href="#Recursos.A2">ResultadoRodadaDisponibilidade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6">
            <text:p><text:a xlink:href="#Recursos.A22">ResultadoAvaliacaoSocial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6">
            <text:p><text:a xlink:href="#Recursos.A45">InteressadoParticipante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7">
            <text:p><text:a xlink:href="#'Metadados SOPLE'.A59">EstoqueAreas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Etiquetas</text:p>
          </table:table-cell>
          <table:table-cell office:value-type="string" table:style-name="ce14">
            <text:p>SOPLE, Sistema Oferta Pública e Leilão de Áreas, Dados Abertos, ANM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Frequência de atualização</text:p>
          </table:table-cell>
          <table:table-cell office:value-type="string" table:style-name="ce5">
            <text:p>EstoqueAreas.csv: atualização diária.</text:p>
            <text:p>Demais recursos: para rodadas em andamento, recursos atualizados ao final da fase de homologação/adjudicação do resultado da rodada. Para rodadas concluídas, atualização mensal.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ítulo</text:p>
          </table:table-cell>
          <table:table-cell office:value-type="string" table:number-columns-spanned="3" table:number-rows-spanned="1" table:style-name="ce22">
            <text:p>ResultadoRodadaDisponibilidade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Formato</text:p>
          </table:table-cell>
          <table:table-cell office:value-type="string" table:number-columns-spanned="3" table:number-rows-spanned="1" table:style-name="ce2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Norma de codificação de caracteres</text:p>
          </table:table-cell>
          <table:table-cell office:value-type="string" table:number-columns-spanned="3" table:number-rows-spanned="1" table:style-name="ce24">
            <text:p>UTF-8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4">
            <text:p>Descrição</text:p>
          </table:table-cell>
          <table:table-cell office:value-type="string" table:number-columns-spanned="3" table:number-rows-spanned="1" table:style-name="ce25">
            <text:p>Dados do resultado das rodadas de disponibilidade, incluindo dados sobre as áreas, aspectos financeiros e vencedores da Oferta Pública e Proposta Fechada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Identificador</text:p>
          </table:table-cell>
          <table:table-cell office:value-type="string" table:number-columns-spanned="3" table:number-rows-spanned="1" table:style-name="ce25">
            <text:p>https://dadosabertos.anm.gov.br/SOPLE/ResultadoRodadaDisponibilidade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</text:p>
          </table:table-cell>
          <table:table-cell office:value-type="string" table:style-name="ce4">
            <text:p>Descrição</text:p>
          </table:table-cell>
          <table:table-cell office:value-type="string" table:style-name="ce4">
            <text:p>Tipo de dado</text:p>
          </table:table-cell>
          <table:table-cell office:value-type="string" table:style-name="ce4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Rodada</text:p>
          </table:table-cell>
          <table:table-cell office:value-type="string" table:style-name="ce4">
            <text:p>Número sequencial de certame de disponibilidade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NumeroArea</text:p>
          </table:table-cell>
          <table:table-cell office:value-type="string" table:style-name="ce4">
            <text:p>Número da área que participou da rodada de disponibilidade.</text:p>
          </table:table-cell>
          <table:table-cell office:value-type="string" table:style-name="ce4">
            <text:p>Numérico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ProcessoMinerario</text:p>
          </table:table-cell>
          <table:table-cell office:value-type="string" table:style-name="ce5">
            <text:p>Número e ano do processo minerário.</text:p>
          </table:table-cell>
          <table:table-cell office:value-type="string" table:style-name="ce4">
            <text:p>Alfanumérico</text:p>
          </table:table-cell>
          <table:table-cell office:value-type="string" table:style-name="ce5">
            <text:p>NNN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Situacao</text:p>
          </table:table-cell>
          <table:table-cell office:value-type="string" table:style-name="ce6">
            <text:p>Situação da área que se encontra na rodada de disponibilidade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Modalidade</text:p>
          </table:table-cell>
          <table:table-cell office:value-type="string" table:style-name="ce6">
            <text:p>Tipo de Fase existente na rodada, pois existente 2 modalidades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RegimeDisponibilidade</text:p>
          </table:table-cell>
          <table:table-cell office:value-type="string" table:style-name="ce4">
            <text:p>Regime de disponibilidade da área do processo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Municipio</text:p>
          </table:table-cell>
          <table:table-cell office:value-type="string" table:style-name="ce5">
            <text:p>Localidade (Munícipi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UnidadeFederacao</text:p>
          </table:table-cell>
          <table:table-cell office:value-type="string" table:style-name="ce5">
            <text:p>Localidade (Estad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AreaPoligonal</text:p>
          </table:table-cell>
          <table:table-cell office:value-type="string" table:style-name="ce4">
            <text:p>Tamanho da área poligonal em hectares.</text:p>
          </table:table-cell>
          <table:table-cell office:value-type="string" table:style-name="ce4">
            <text:p>Numérico</text:p>
          </table:table-cell>
          <table:table-cell table:style-name="ce4"/>
          <table:table-cell table:number-columns-repeated="16379"/>
        </table:table-row>
        <table:table-row table:style-name="ro5">
          <table:table-cell/>
          <table:table-cell office:value-type="string" table:style-name="ce4">
            <text:p>ValorLanceVencedorReais</text:p>
          </table:table-cell>
          <table:table-cell office:value-type="string" table:style-name="ce5">
            <text:p>Valor do lance vencedor, em reais (R$). Somente é exibida a informação quando a modalidade é Leilão Proposta Fechada.</text:p>
          </table:table-cell>
          <table:table-cell office:value-type="string" table:style-name="ce4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Vencedor</text:p>
          </table:table-cell>
          <table:table-cell office:value-type="string" table:style-name="ce4">
            <text:p>Nome completo do vencedor da área.</text:p>
          </table:table-cell>
          <table:table-cell office:value-type="string" table:style-name="ce4">
            <text:p>Alfanumérico</text:p>
          </table:table-cell>
          <table:table-cell table:style-name="ce4"/>
          <table:table-cell table:number-columns-repeated="16379"/>
        </table:table-row>
        <table:table-row table:style-name="ro5">
          <table:table-cell/>
          <table:table-cell office:value-type="string" table:style-name="ce4">
            <text:p>CpfCnpjVencedor</text:p>
          </table:table-cell>
          <table:table-cell office:value-type="string" table:style-name="ce8">
            <text:p>CPF ou CNPJ do vencedor da área.</text:p>
            <text:p/>
          </table:table-cell>
          <table:table-cell office:value-type="string" table:style-name="ce4">
            <text:p>Alfanumérico</text:p>
          </table:table-cell>
          <table:table-cell office:value-type="string" table:style-name="ce6">
            <text:p>CPF NNN.***.***-NN</text:p>
            <text:p>CNPJ NN.***.***/****-N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ítulo</text:p>
          </table:table-cell>
          <table:table-cell office:value-type="string" table:number-columns-spanned="3" table:number-rows-spanned="1" table:style-name="ce22">
            <text:p>ResultadoAvaliacaoSocia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Formato</text:p>
          </table:table-cell>
          <table:table-cell office:value-type="string" table:number-columns-spanned="3" table:number-rows-spanned="1" table:style-name="ce2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Norma de codificação de caracteres</text:p>
          </table:table-cell>
          <table:table-cell office:value-type="string" table:number-columns-spanned="3" table:number-rows-spanned="1" table:style-name="ce24">
            <text:p>UTF-8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4">
            <text:p>Descrição</text:p>
          </table:table-cell>
          <table:table-cell office:value-type="string" table:number-columns-spanned="3" table:number-rows-spanned="1" table:style-name="ce25">
            <text:p>Dados do resultado da rodada de disponibilidade da modalidade de Avaliação Social, incluindo dados sobre as áreas, aspectos regionais e de vencedores da Oferta Pública e Avaliação Soci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Identificador</text:p>
          </table:table-cell>
          <table:table-cell office:value-type="string" table:number-columns-spanned="3" table:number-rows-spanned="1" table:style-name="ce25">
            <text:p>https://dadosabertos.anm.gov.br/SOPLE/ResultadoAvaliacaoSocia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</text:p>
          </table:table-cell>
          <table:table-cell office:value-type="string" table:style-name="ce4">
            <text:p>Descrição</text:p>
          </table:table-cell>
          <table:table-cell office:value-type="string" table:style-name="ce4">
            <text:p>Tipo de dado</text:p>
          </table:table-cell>
          <table:table-cell office:value-type="string" table:style-name="ce4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Rodada</text:p>
          </table:table-cell>
          <table:table-cell office:value-type="string" table:style-name="ce4">
            <text:p>Número sequencial de certame de disponibilidade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NumeroArea</text:p>
          </table:table-cell>
          <table:table-cell office:value-type="string" table:style-name="ce4">
            <text:p>Número da área que participou da rodada de disponibilidade.</text:p>
          </table:table-cell>
          <table:table-cell office:value-type="string" table:style-name="ce4">
            <text:p>Numérico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ProcessoMinerario</text:p>
          </table:table-cell>
          <table:table-cell office:value-type="string" table:style-name="ce5">
            <text:p>Número e ano do processo minerário.</text:p>
          </table:table-cell>
          <table:table-cell office:value-type="string" table:style-name="ce4">
            <text:p>Alfanumérico</text:p>
          </table:table-cell>
          <table:table-cell office:value-type="string" table:style-name="ce5">
            <text:p>NNN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Situacao</text:p>
          </table:table-cell>
          <table:table-cell office:value-type="string" table:style-name="ce6">
            <text:p>Situação da área que se encontra na rodada de disponibilidade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Modalidade</text:p>
          </table:table-cell>
          <table:table-cell office:value-type="string" table:style-name="ce6">
            <text:p>Tipo de Fase existente na rodada, pois existente 2 modalidades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RegimeDisponibilidade</text:p>
          </table:table-cell>
          <table:table-cell office:value-type="string" table:style-name="ce4">
            <text:p>Regime de disponibilidade da área do processo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4">
            <text:p>Municipio</text:p>
          </table:table-cell>
          <table:table-cell office:value-type="string" table:style-name="ce5">
            <text:p>Localidade (Munícipi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UnidadeFederacao</text:p>
          </table:table-cell>
          <table:table-cell office:value-type="string" table:style-name="ce5">
            <text:p>Localidade (Estad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AreaPoligonal</text:p>
          </table:table-cell>
          <table:table-cell office:value-type="string" table:style-name="ce4">
            <text:p>Tamanho da área poligonal em hectares.</text:p>
          </table:table-cell>
          <table:table-cell office:value-type="string" table:style-name="ce4">
            <text:p>Numérico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Vencedor</text:p>
          </table:table-cell>
          <table:table-cell office:value-type="string" table:style-name="ce4">
            <text:p>Nome completo do vencedor da área.</text:p>
          </table:table-cell>
          <table:table-cell office:value-type="string" table:style-name="ce4">
            <text:p>Alfanumérico</text:p>
          </table:table-cell>
          <table:table-cell table:style-name="ce4"/>
          <table:table-cell table:number-columns-repeated="16379"/>
        </table:table-row>
        <table:table-row table:style-name="ro5">
          <table:table-cell/>
          <table:table-cell office:value-type="string" table:style-name="ce4">
            <text:p>CpfCnpjVencedor</text:p>
          </table:table-cell>
          <table:table-cell office:value-type="string" table:style-name="ce8">
            <text:p>CPF ou CNPJ do vencedor da área.</text:p>
          </table:table-cell>
          <table:table-cell office:value-type="string" table:style-name="ce4">
            <text:p>Alfanumérico</text:p>
          </table:table-cell>
          <table:table-cell office:value-type="string" table:style-name="ce6">
            <text:p>CPF NNN.***.***-NN</text:p>
            <text:p>CNPJ NN.***.***/****-NN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6">
            <text:p>IndicaPossePropriedadeAcordo</text:p>
          </table:table-cell>
          <table:table-cell office:value-type="string" table:style-name="ce9">
            <text:p>Indica de tem posse, propriedade ou acordo com o superficiário?</text:p>
          </table:table-cell>
          <table:table-cell office:value-type="string" table:style-name="ce4">
            <text:p>Booleano</text:p>
          </table:table-cell>
          <table:table-cell office:value-type="string" table:style-name="ce5">
            <text:p>Sim</text:p>
            <text:p>Nã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6">
            <text:p>AreaAcordoSuperficiario</text:p>
          </table:table-cell>
          <table:table-cell office:value-type="string" table:style-name="ce5">
            <text:p>Tamanho da área em disponibilidade que possui acordo com o superficiário. Área em hectares.</text:p>
          </table:table-cell>
          <table:table-cell office:value-type="string" table:style-name="ce4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6">
            <text:p>RequerimentoAreaTotal</text:p>
          </table:table-cell>
          <table:table-cell office:value-type="string" table:style-name="ce5">
            <text:p>Se o interessado tem interesse em realizar o requerimento da área total disponibilizada. Área em hectares.</text:p>
          </table:table-cell>
          <table:table-cell office:value-type="string" table:style-name="ce4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6">
            <text:p>RequerimentoAreaParcial</text:p>
          </table:table-cell>
          <table:table-cell office:value-type="string" table:style-name="ce5">
            <text:p>Se o interessado tem interesse em realizar o requerimento da área parcial disponibilizada. Área em hectares.</text:p>
          </table:table-cell>
          <table:table-cell office:value-type="string" table:style-name="ce4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ítulo</text:p>
          </table:table-cell>
          <table:table-cell office:value-type="string" table:number-columns-spanned="3" table:number-rows-spanned="1" table:style-name="ce22">
            <text:p>InteressadoParticipante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Formato</text:p>
          </table:table-cell>
          <table:table-cell office:value-type="string" table:number-columns-spanned="3" table:number-rows-spanned="1" table:style-name="ce2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Norma de codificação de caracteres</text:p>
          </table:table-cell>
          <table:table-cell office:value-type="string" table:number-columns-spanned="3" table:number-rows-spanned="1" table:style-name="ce24">
            <text:p>UTF-8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Descrição</text:p>
          </table:table-cell>
          <table:table-cell office:value-type="string" table:number-columns-spanned="3" table:number-rows-spanned="1" table:style-name="ce25">
            <text:p>Dados dos participantes de cada rodada de disponibilidade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Identificador</text:p>
          </table:table-cell>
          <table:table-cell office:value-type="string" table:number-columns-spanned="3" table:number-rows-spanned="1" table:style-name="ce25">
            <text:p>https://dadosabertos.anm.gov.br/SOPLE/InteressadoParticipante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</text:p>
          </table:table-cell>
          <table:table-cell office:value-type="string" table:style-name="ce4">
            <text:p>Descrição</text:p>
          </table:table-cell>
          <table:table-cell office:value-type="string" table:style-name="ce4">
            <text:p>Tipo de dado</text:p>
          </table:table-cell>
          <table:table-cell office:value-type="string" table:style-name="ce4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Rodada</text:p>
          </table:table-cell>
          <table:table-cell office:value-type="string" table:style-name="ce4">
            <text:p>Número sequencial de certame de disponibilidade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4">
            <text:p>NomeInteressado</text:p>
          </table:table-cell>
          <table:table-cell office:value-type="string" table:style-name="ce6">
            <text:p>Nome completo do interessado participante da rodada de disponibilidade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4">
            <text:p>CpfCnpjInteressado</text:p>
          </table:table-cell>
          <table:table-cell office:value-type="string" table:style-name="ce8">
            <text:p>CPF ou CNPJ do interessado participante da rodada.</text:p>
            <text:p/>
          </table:table-cell>
          <table:table-cell office:value-type="string" table:style-name="ce4">
            <text:p>Alfanumérico</text:p>
          </table:table-cell>
          <table:table-cell office:value-type="string" table:style-name="ce6">
            <text:p>CPF NNN.***.***-NN</text:p>
            <text:p>CNPJ NN.***.***/****-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Municipio</text:p>
          </table:table-cell>
          <table:table-cell office:value-type="string" table:style-name="ce4">
            <text:p>Localidade (Munícipi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UnidadeFederacao</text:p>
          </table:table-cell>
          <table:table-cell office:value-type="string" table:style-name="ce4">
            <text:p>Localidade (Estad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4">
            <text:p>ModalidadeParticipacao</text:p>
          </table:table-cell>
          <table:table-cell office:value-type="string" table:style-name="ce5">
            <text:p>Indica a qual modalidade o participante participou na rodada de disponibilidade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ítulo</text:p>
          </table:table-cell>
          <table:table-cell office:value-type="string" office:string-value="EstoqueAreas.csv" table:formula="of:=[SOPLE.C10]" table:number-columns-spanned="3" table:number-rows-spanned="1" table:style-name="ce26">
            <text:p>EstoqueArea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Formato</text:p>
          </table:table-cell>
          <table:table-cell office:value-type="string" table:number-columns-spanned="3" table:number-rows-spanned="1" table:style-name="ce2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Norma de codificação de caracteres</text:p>
          </table:table-cell>
          <table:table-cell office:value-type="string" table:number-columns-spanned="3" table:number-rows-spanned="1" table:style-name="ce24">
            <text:p>UTF-8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Descrição</text:p>
          </table:table-cell>
          <table:table-cell office:value-type="string" table:number-columns-spanned="3" table:number-rows-spanned="1" table:style-name="ce25">
            <text:p>Dados do estoque de áreas para disponibilidade sob responsabilidade d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4">
            <text:p>Identificador</text:p>
          </table:table-cell>
          <table:table-cell office:value-type="string" table:number-columns-spanned="3" table:number-rows-spanned="1" table:style-name="ce25">
            <text:p>https://dadosabertos.anm.gov.br/SOPLE/EstoqueArea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4">
            <text:p>Nome</text:p>
          </table:table-cell>
          <table:table-cell office:value-type="string" table:style-name="ce4">
            <text:p>Descrição</text:p>
          </table:table-cell>
          <table:table-cell office:value-type="string" table:style-name="ce4">
            <text:p>Tipo de dado</text:p>
          </table:table-cell>
          <table:table-cell office:value-type="string" table:style-name="ce4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ProcessoMinerario</text:p>
          </table:table-cell>
          <table:table-cell office:value-type="string" table:style-name="ce5">
            <text:p>Número e ano do processo minerário.</text:p>
          </table:table-cell>
          <table:table-cell office:value-type="string" table:style-name="ce4">
            <text:p>Alfanumérico</text:p>
          </table:table-cell>
          <table:table-cell office:value-type="string" table:style-name="ce5">
            <text:p>NNN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UnidadeFederacao</text:p>
          </table:table-cell>
          <table:table-cell office:value-type="string" table:style-name="ce4">
            <text:p>Localidade (Estad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Municipio</text:p>
          </table:table-cell>
          <table:table-cell office:value-type="string" table:style-name="ce4">
            <text:p>Localidade (Munícipio).</text:p>
          </table:table-cell>
          <table:table-cell office:value-type="string" table:style-name="ce4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4">
            <text:p>AreaPoligonal</text:p>
          </table:table-cell>
          <table:table-cell office:value-type="string" table:style-name="ce4">
            <text:p>Tamanho da área poligonal em hectares.</text:p>
          </table:table-cell>
          <table:table-cell office:value-type="string" table:style-name="ce4">
            <text:p>Numérico</text:p>
          </table:table-cell>
          <table:table-cell table:style-name="ce4"/>
          <table:table-cell table:number-columns-repeated="16379"/>
        </table:table-row>
        <table:table-row table:style-name="ro5">
          <table:table-cell/>
          <table:table-cell office:value-type="string" table:style-name="ce4">
            <text:p>Substancia</text:p>
          </table:table-cell>
          <table:table-cell office:value-type="string" table:style-name="ce5">
            <text:p>Substância contida na área.</text:p>
          </table:table-cell>
          <table:table-cell office:value-type="string" table:style-name="ce4">
            <text:p>Alfanumérico</text:p>
          </table:table-cell>
          <table:table-cell office:value-type="string" table:style-name="ce5">
            <text:p>Pode conter mais de uma substância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4">
            <text:p>UsoSubstancia</text:p>
          </table:table-cell>
          <table:table-cell office:value-type="string" table:style-name="ce5">
            <text:p>Tipo de utilização.</text:p>
          </table:table-cell>
          <table:table-cell office:value-type="string" table:style-name="ce4">
            <text:p>Alfanumérico</text:p>
          </table:table-cell>
          <table:table-cell office:value-type="string" table:style-name="ce5">
            <text:p>Pode conter mais de um uso, caso haja mais de uma substânci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RegimeDisponibilidade</text:p>
          </table:table-cell>
          <table:table-cell office:value-type="string" table:style-name="ce4">
            <text:p>Regime de disponibilidade da área do processo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4">
            <text:p>IndicaNominacao</text:p>
          </table:table-cell>
          <table:table-cell office:value-type="string" table:style-name="ce6">
            <text:p>Indica se a área contida no estoque, possui alguma nominação de interessados na área.</text:p>
          </table:table-cell>
          <table:table-cell office:value-type="string" table:style-name="ce4">
            <text:p>Booleano</text:p>
          </table:table-cell>
          <table:table-cell office:value-type="string" table:style-name="ce5">
            <text:p>Sim</text:p>
            <text:p>Nã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FaseProcessoMinerario</text:p>
          </table:table-cell>
          <table:table-cell office:value-type="string" table:style-name="ce4">
            <text:p>Indica a fase em que o processo minerário está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4">
            <text:p>SituacaoProcesso</text:p>
          </table:table-cell>
          <table:table-cell office:value-type="string" table:style-name="ce4">
            <text:p>Situação em que o Processo minerário está</text:p>
          </table:table-cell>
          <table:table-cell office:value-type="string" table:style-name="ce4">
            <text:p>Booleano</text:p>
          </table:table-cell>
          <table:table-cell office:value-type="string" table:style-name="ce6">
            <text:p>Ativo</text:p>
            <text:p>Inativ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">
            <text:p>SituacaoEstoque</text:p>
          </table:table-cell>
          <table:table-cell office:value-type="string" table:style-name="ce6">
            <text:p>Situação em que o processo minerário encontra-se na gestão disponibilidade de área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4">
            <text:p>IndicaDisponibilizacaoEdital</text:p>
          </table:table-cell>
          <table:table-cell office:value-type="string" table:style-name="ce6">
            <text:p>Indica se a área contida no estoque, já participou de alguma rodada de disponibilidade.</text:p>
          </table:table-cell>
          <table:table-cell office:value-type="string" table:style-name="ce4">
            <text:p>Booleano</text:p>
          </table:table-cell>
          <table:table-cell office:value-type="string" table:style-name="ce5">
            <text:p>Sim</text:p>
            <text:p>Nã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">
            <text:p>UltimaSituacaoEdital</text:p>
          </table:table-cell>
          <table:table-cell office:value-type="string" table:style-name="ce6">
            <text:p>Situação da área que se encontrou na última participação em rodada de disponibilidade.</text:p>
          </table:table-cell>
          <table:table-cell office:value-type="string" table:style-name="ce4">
            <text:p>Alfanumérico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 table:style-name="ce1"/>
        </table:table-row>
        <table:table-row table:number-rows-repeated="1048496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9">
            <text:p>Versão</text:p>
          </table:table-cell>
          <table:table-cell office:value-type="string" table:style-name="ce19">
            <text:p>Data</text:p>
          </table:table-cell>
          <table:table-cell office:value-type="string" table:style-name="ce19">
            <text:p>Descrição</text:p>
          </table:table-cell>
          <table:table-cell table:number-columns-repeated="16380"/>
        </table:table-row>
        <table:table-row table:style-name="ro1">
          <table:table-cell table:style-name="ce20"/>
          <table:table-cell office:value-type="string" table:style-name="ce6">
            <text:p>metadados-sople.ods</text:p>
          </table:table-cell>
          <table:table-cell office:value-type="date" office:date-value="2025-02-04T00:00:00" table:style-name="ce18">
            <text:p>04/02/2025</text:p>
          </table:table-cell>
          <table:table-cell office:value-type="string" table:style-name="ce6">
            <text:p>Alteração do catálogo de origem.</text:p>
          </table:table-cell>
          <table:table-cell table:number-columns-repeated="16380" table:style-name="ce20"/>
        </table:table-row>
        <table:table-row table:style-name="ro5">
          <table:table-cell/>
          <table:table-cell office:value-type="string" table:style-name="ce6">
            <text:p>metadados-sople.ods</text:p>
          </table:table-cell>
          <table:table-cell office:value-type="date" office:date-value="2025-09-25T00:00:00" table:style-name="ce18">
            <text:p>25/09/2025</text:p>
          </table:table-cell>
          <table:table-cell office:value-type="string" table:style-name="ce6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metadados-sople.xlsx</text:p>
          </table:table-cell>
          <table:table-cell office:value-type="date" office:date-value="2024-09-30T00:00:00" table:style-name="ce18">
            <text:p>30/09/2024</text:p>
          </table:table-cell>
          <table:table-cell office:value-type="string" table:style-name="ce6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OPLE.B11:SOPLE.B1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20:01:14Z</dc:date>
    <meta:user-defined meta:name="ContentTypeId">0x0101007F90970817AB094498C3AA5A6A47EEDA</meta:user-defined>
    <meta:user-defined meta:name="MediaServiceImageTags"/>
  </office:meta>
</office:document-meta>
</file>